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dwaita Sans" officeooo:rsid="00017b92" officeooo:paragraph-rsid="00017b92"/>
    </style:style>
    <style:style style:name="P2" style:family="paragraph" style:parent-style-name="Standard">
      <style:text-properties style:font-name="Adwaita Sans" officeooo:rsid="000bd732" officeooo:paragraph-rsid="000bd732"/>
    </style:style>
    <style:style style:name="P3" style:family="paragraph" style:parent-style-name="Standard">
      <style:text-properties style:font-name="Adwaita Sans" officeooo:rsid="0001c095" officeooo:paragraph-rsid="0001c095"/>
    </style:style>
    <style:style style:name="P4" style:family="paragraph" style:parent-style-name="Standard">
      <style:text-properties style:font-name="Adwaita Sans" officeooo:rsid="000a1600" officeooo:paragraph-rsid="000a1600"/>
    </style:style>
    <style:style style:name="P5" style:family="paragraph" style:parent-style-name="Standard">
      <style:text-properties style:font-name="Adwaita Sans" officeooo:rsid="000a085b" officeooo:paragraph-rsid="000a085b"/>
    </style:style>
    <style:style style:name="P6" style:family="paragraph" style:parent-style-name="Standard">
      <style:text-properties style:font-name="Adwaita Sans" officeooo:rsid="00036283" officeooo:paragraph-rsid="00036283"/>
    </style:style>
    <style:style style:name="P7" style:family="paragraph" style:parent-style-name="Standard">
      <style:text-properties style:font-name="Adwaita Sans" officeooo:rsid="00036283" officeooo:paragraph-rsid="000474cf"/>
    </style:style>
    <style:style style:name="P8" style:family="paragraph" style:parent-style-name="Standard">
      <style:text-properties style:font-name="Adwaita Sans" officeooo:rsid="0009da13" officeooo:paragraph-rsid="0009da13"/>
    </style:style>
    <style:style style:name="P9" style:family="paragraph" style:parent-style-name="Standard">
      <style:text-properties style:font-name="Adwaita Sans" officeooo:rsid="0001c095" officeooo:paragraph-rsid="0009da13"/>
    </style:style>
    <style:style style:name="P10" style:family="paragraph" style:parent-style-name="Standard">
      <style:text-properties style:font-name="Adwaita Sans" officeooo:rsid="00036283" officeooo:paragraph-rsid="000b5930"/>
    </style:style>
    <style:style style:name="P11" style:family="paragraph" style:parent-style-name="Standard">
      <style:text-properties style:font-name="Adwaita Sans" officeooo:rsid="000b5930" officeooo:paragraph-rsid="000b5930"/>
    </style:style>
    <style:style style:name="P12" style:family="paragraph" style:parent-style-name="Standard">
      <style:text-properties style:font-name="Adwaita Sans" officeooo:rsid="000b72fd" officeooo:paragraph-rsid="000b72fd"/>
    </style:style>
    <style:style style:name="T1" style:family="text">
      <style:text-properties officeooo:rsid="0001c095"/>
    </style:style>
    <style:style style:name="T2" style:family="text">
      <style:text-properties officeooo:rsid="000474cf"/>
    </style:style>
    <style:style style:name="T3" style:family="text">
      <style:text-properties officeooo:rsid="000b5930"/>
    </style:style>
    <style:style style:name="T4" style:family="text">
      <style:text-properties officeooo:rsid="00036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CLIENTE]</text:p>
      <text:p text:style-name="P1">¡Camarero! /</text:p>
      <text:p text:style-name="P1">¿Me puedo traer la carta / el menú, por favor?</text:p>
      <text:p text:style-name="P1"/>
      <text:p text:style-name="P1">[CAMARERO]</text:p>
      <text:p text:style-name="P1">Un momento por favor.</text:p>
      <text:p text:style-name="P1"/>
      <text:p text:style-name="P1">[CAMARERO]</text:p>
      <text:p text:style-name="P2">Buenos dias.</text:p>
      <text:p text:style-name="P1">¿Qué va a tomar? /</text:p>
      <text:p text:style-name="P1">¿Qué le pongo? /</text:p>
      <text:p text:style-name="P1">¿Qué desea?</text:p>
      <text:p text:style-name="P1"/>
      <text:p text:style-name="P1">[CLIENTE]</text:p>
      <text:p text:style-name="P2">Buenos dias.</text:p>
      <text:p text:style-name="P1">¿Qué me recomienda? /</text:p>
      <text:p text:style-name="P1">¿Qué tienen<text:span text:style-name="T1">?</text:span></text:p>
      <text:p text:style-name="P1"/>
      <text:p text:style-name="P3">[CAMARERO]</text:p>
      <text:p text:style-name="P3">La specialidad de la casa es ... /</text:p>
      <text:p text:style-name="P3">Hoy tenemos ...</text:p>
      <text:p text:style-name="P4">De primero hay ... /</text:p>
      <text:p text:style-name="P4">De segundo hay ... /</text:p>
      <text:p text:style-name="P4">De postre hay ... /</text:p>
      <text:p text:style-name="P3"/>
      <text:p text:style-name="P3">[CLIENTE]</text:p>
      <text:p text:style-name="P3">¿Qué lleva ...?</text:p>
      <text:p text:style-name="P3"/>
      <text:p text:style-name="P5">[CAMARERO]</text:p>
      <text:p text:style-name="P5">Lleva ...</text:p>
      <text:p text:style-name="P3"/>
      <text:p text:style-name="P3">[CLIENTE]</text:p>
      <text:p text:style-name="P3">Quería ... /</text:p>
      <text:p text:style-name="P3">Me pone ... /</text:p>
      <text:p text:style-name="P3">Para mi ... /</text:p>
      <text:p text:style-name="P3">Mi trae ... /</text:p>
      <text:p text:style-name="P3"/>
      <text:p text:style-name="P6">[CAMARERO]</text:p>
      <text:p text:style-name="P7">Muy bien<text:span text:style-name="T2">.</text:span></text:p>
      <text:p text:style-name="P7">¿<text:span text:style-name="T2">Y</text:span> para bebir<text:span text:style-name="T2">? </text:span>/</text:p>
      <text:p text:style-name="P6">¿<text:span text:style-name="T2">Y</text:span> de comer<text:span text:style-name="T2">?</text:span></text:p>
      <text:p text:style-name="P6"/>
      <text:p text:style-name="P8">[CLIENTE]</text:p>
      <text:p text:style-name="P9">Quería ... /</text:p>
      <text:p text:style-name="P9">Me pone ... /</text:p>
      <text:p text:style-name="P9">Para mi ... /</text:p>
      <text:p text:style-name="P9">Mi trae ... /</text:p>
      <text:p text:style-name="P9"/>
      <text:p text:style-name="P5">[CAMARERO]</text:p>
      <text:p text:style-name="P5">Enseguida. /</text:p>
      <text:p text:style-name="P5"><text:soft-page-break/>Ahora mismo.</text:p>
      <text:p text:style-name="P3"/>
      <text:p text:style-name="P5">[<text:span text:style-name="T3">CLIENTE]</text:span></text:p>
      <text:p text:style-name="P10">¿<text:span text:style-name="T3">Me trae la cuenta por favor? /</text:span></text:p>
      <text:p text:style-name="P11">La cuenta, por favor.</text:p>
      <text:p text:style-name="P11"/>
      <text:p text:style-name="P12">[CAMARERO]</text:p>
      <text:p text:style-name="P12"><text:span text:style-name="T4">¿</text:span>Como va a pagar, con tarjeta o en efectivo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0:30:40.707518386</meta:creation-date>
    <dc:date>2025-11-30T10:43:52.632790034</dc:date>
    <meta:editing-duration>PT13M4S</meta:editing-duration>
    <meta:editing-cycles>14</meta:editing-cycles>
    <meta:generator>LibreOffice/25.8.2.2$Linux_X86_64 LibreOffice_project/580$Build-2</meta:generator>
    <meta:document-statistic meta:table-count="0" meta:image-count="0" meta:object-count="0" meta:page-count="2" meta:paragraph-count="46" meta:word-count="144" meta:character-count="696" meta:non-whitespace-character-count="598"/>
  </office:meta>
</office:document-meta>
</file>